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2.369cm" fo:break-before="auto" style:use-optimal-row-height="true"/>
    </style:style>
    <style:style style:name="ro37" style:family="table-row">
      <style:table-row-properties style:row-height="4.791cm" fo:break-before="auto" style:use-optimal-row-height="true"/>
    </style:style>
    <style:style style:name="ro38" style:family="table-row">
      <style:table-row-properties style:row-height="6.239cm" fo:break-before="auto" style:use-optimal-row-height="true"/>
    </style:style>
    <style:style style:name="ro39" style:family="table-row">
      <style:table-row-properties style:row-height="2.427cm" fo:break-before="auto" style:use-optimal-row-height="true"/>
    </style:style>
    <style:style style:name="ro40" style:family="table-row">
      <style:table-row-properties style:row-height="5.586cm" fo:break-before="auto" style:use-optimal-row-height="true"/>
    </style:style>
    <style:style style:name="ro41" style:family="table-row">
      <style:table-row-properties style:row-height="4.796cm" fo:break-before="auto" style:use-optimal-row-height="true"/>
    </style:style>
    <style:style style:name="ro4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05T10:07:13.89">
            <text:p>0405 <text:s/>1007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4-05T10:07:13.89">
            <text:p>0405 <text:s/>1007</text:p>
          </table:table-cell>
          <table:table-cell table:style-name="ce8" table:formula="of:=NOW()" office:value-type="date" office:date-value="2022-04-05T10:07:13.89">
            <text:p>0405 <text:s/>100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05T10:07:13.89">
            <text:p>0405 <text:s/>100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05T10:07:13.89">
            <text:p>0405 <text:s/>1007</text:p>
          </table:table-cell>
          <table:table-cell table:style-name="ce8" table:formula="of:=NOW()" office:value-type="date" office:date-value="2022-04-05T10:07:13.89">
            <text:p>0405 <text:s/>1007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66cm" draw:caption-point-x="-0.61cm" draw:caption-point-y="1.5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녹화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18"/>
          <table:covered-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3">
            <text:p>032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3-30T15:32:35.14">
            <text:p>033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dwudziesty dziewiąty marca.</text:p>
            <text:p>الثلاثاء، التاسع عشرين من شهر مارس. / الخامس عشرين من شعبان.</text:p>
            <text:p><text:span text:style-name="T2">ULwesibili[wtorek / wamashumi[tens-th amabili. 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Znowu, obaj na zachodnim działce. &lt;1&gt; Mike, ze stosu opadłych liści. &lt;2&gt; Kuro. Kiedy zaczynałem się wrócić do parku, odwracam się, patrzę w kierunek parku. Kuro była na ścianie, która stoi przed ulicą, czekając na mnie. / [wiedza] (1) Regulus. &lt;1&gt; Po chińsku, 轩辕十四 (xuan1yuan2, szu-an-ju-an). &lt;2&gt; 轩辕 : jedna konstellacja z stacji księżycowej `星宿` (xing1xiu4, sin-si-łu). (2) Regulus składa się z dwóch par gwiazd. &lt;1&gt; Pierwsza para : 1) Rozdzielone od siebie o 0,35 au. &lt;2&gt; Druga para : 1) od siebie, o 97 au, przynajmniej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(1) 춘분(3/21) 제 아홉(9) 날. &lt;1&gt; 차후 제 넷(4) 날.</text:p>
            <text:p>سه شنبه، بيست و نهم ماه اسفند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연습. `대갑 소리`, 구멍 제 5. 부는 연습, 시작했다. / [역사] (1) 1895(서력) : 전봉준 사형을 받는다. 다음 날(3/30) 집행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3-31T10:11:51.28">
            <text:p>033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trzydziesiąty marca. / Księżyca : Wiek : 27.4</text:p>
            <text:p>يوم الأربعاء، الثلاثين من شهر مارس، السادس وعشرين من شهر شعبان.</text:p>
            <text:p>ULwesithathu[s`roda / Amashumi amathathu / UNdasa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obaj też nie byli. (2) Mike, w `Działce`. (3) o czasie, kiedy około skończyłem dawać jedzenie Mike-owi, Kuro przychodziła. Z kierunku schodów. (4) Najpierw, kiedy dotarłem do parku, słyszałem słaby głos. &lt;1&gt; Myślałem, to była Kuro. &lt;2&gt; Zadzwoniłem na jej imię. Czekałem na sekundy. &lt;3&gt; Widziałem żadnego ruchu. Przeniosłem się do ściany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(1) 춘분(3/21), 제 열(10) 날. &lt;1&gt; 차후, 제 다섯(5) 날. (2) 일본 덴포력(天保暦)으로는 2월 28일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시노] (1) 대갑 소리. 구멍 제 5, 제 2. 의외로 펀안히 소리가 났다. &lt;1&gt; 입술 형태를 급히 종이에 썼다. / [역사] (1) (1940) 중화민국(中華民国). 왕징웨이(汪兆銘)가 난징시(南京市)에서 민국정부의 천도(遷都)를 선포. (2) (1949) 일본 니이가타현(新潟県) 나다치(일본어 : 名立,なだち) 정(町)에서 기뢰(機雷) 폭발사건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date" office:date-value="2022-04-01T09:50:02">
            <text:p>04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trzydziesiąty marca.</text:p>
            <text:p>يوم الخميس، الحادي والثلاثين من شهر مارس، السابع وعشرين من شهر شعبان.</text:p>
            <text:p>ULwesine[czwartek / amashumi[kilkadziesia_t amathathu[trzy nanye[jeden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przychodził. &lt;1&gt; Kiedy dotarłem do ściany jedzenie, nikogo tam nie był. &lt;2&gt; Idę na `działce`. W tym czasie, wewnątrz ogrodeziea nikogo nie. &lt;3&gt; W działce, Mike przychodzi. &lt;4&gt; Kiedy wrócam do parku, Don był tam wewnątrz ogrodzenia, na rogu. (2) Kuro przychodzi z wystającego ogrodzenia. &lt;1&gt; Najpierw dałem jedzenie Don-owi. Jedzenie w formie pasty. Jedna paczk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3월 30인. 그레고리력 2022녀누. 간지 임인(壬寅, 제 39 째 간지(干支) / 壬 : 천간(天干) 제 아홉(9) 째. 물(수 水）을 할당(割り当て)된다. / 寅, 제 셋(3) 번째의 지지(地支). 호랑(虎狼)이 ). (2) 춘분(3/21) 제 열하나 날. &lt;1&gt; 말후(末候) 제 하나 날. &lt;2&gt; 다음 절기는 청명(清明). 올해는 4/5. &lt;3&gt; 춘분 말후의 칠십이후(七十二候)는, 일본엔, `뢰내발성` (雷乃発声). 의미는 `번개의 소리가 멀리에서 들리기 시작한다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일본의 노가쿠에 사용하는 것 같은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rugi kwietnia.</text:p>
            <text:p>يوم السبت، الثاني من شهر أبريل \ الحادي من شهر رمضان.</text:p>
            <text:p>UMgqibelo[sobota / UMbasa[kwiecien` / okwesibili[drug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Od początku, na ziemię. &lt;1&gt; Wielokrotnie, toczenie się. &lt;2&gt; Wspinała się na ścianie przez siebie. (2) Mike. Wewnątrz zachodniego części `kryjówki`. &lt;1&gt; Nie zeszła. / Księżyca : (1) Wiek : 0,9. (2) 4/3, ósmy w nocy. Długość około 145, wysokość 60+. Regulus. &lt;2&gt; Około 110, 50. Denebol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4월2일. (1) 절기 &lt;1&gt; 춘분(3/21), 제 열둘(12) 날. &lt;2&gt; 말후, 제 둘 날. &lt;3&gt; 칠십이후(七十二候), 중국의 말은 : "始雷"(한국어 발음 : 시뢰. 중국어 발음 : shi3lei2, 시이-래이). 의미는 `번개가 처음으로 빛난다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드디어, 작곡 중심의 세션 내용. &lt;1&gt; 연습은, 그 자체 독립한 형태로는 하지 않다. &lt;2&gt; 작곡하는 도중에서 능숙하게 소리를 내놓을 수 없는 부분이 나오면, 그 시점에, 그 부분만 연습한다. (2) 다른 새로운 행의. &lt;1&gt; 각 곡에 대해, 독립한 메모를 작성했다. &lt;2&gt; 지금까지는 모두 메모들을 하나 종이상에 쓰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 office:value-type="date" office:date-value="2022-04-04T10:58:40.43">
            <text:p>040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eci kwietnia.</text:p>
            <text:p>يوم الأحد، الثالث من شهر أبريل. \ الأول من شهر رمضان.</text:p>
            <text:p>NgeSonto[niedziele / UMbasa / okwesithathu[trzecia / inyanga[miesia_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Kiedy dotarłem przychodzili wkrótce. (3) Najpierw do Mike'a. &lt;1&gt; Kuro była tuż obok Mike'a, ale nie rusza się, czekając na mnie dawać jej część. / Księ : (1) Wiek : 1,9. [Gwiazdy] (1) Regulus : Wyższy niż Procjon. (2) Denebola : lekko niższy niż Procjon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절기 &lt;1&gt; 춘분(3/21) 제 열넷(14) 날. &lt;2&gt; 말후, 제 넷 날. / [역사] (1) 4/11(1919 서력) : 대한민국 : 임시정부 수립 기념일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전날에 만든 곡. 쓴 것을 보면서 엽주. &lt;2&gt; 추가로 작곡. (2) 연습. (1) 에서 분 곡. 그 곡 속에서 나었던 `분자`(分子). &lt;1&gt; 그것들의 몇개를 연습. (3) 요점은 하나 : &lt;1&gt; 입술의 형태가 어떻게 변화할까. &lt;2&gt; 그 변화의 모습상으로 의식을 집중시킨다. (4) 찾아내는 것 : &lt;1&gt; 각 구멍에선 각 구멍 독자의 입술 형태를 사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date" office:date-value="2022-04-05T09:13:19.55">
            <text:p>040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warty kwietnia.</text:p>
            <text:p>يوم الأثنين، الرابع من شهر أبريل. \ الثاني من شهر رمضان.</text:p>
            <text:p>UMsombuluko[Poniedzial`ek, wesibili[druga kaMbasa[of-Kwiecien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, znowu. (2) Kiedy dotarłam, już byli tam. (3) Najpierw, do Mike'a. &lt;1&gt; Podczas jeszcze byłem w akcie dawania Kuro'owi jedzenie, Mike zatrzymała jeść. Porusza się do tyłu. &lt;2&gt; Może, jedzenie jeszcze pozosta tam. / [Wiedza] (1) Księ : &lt;1&gt; Wiek : 2,9(4/4). <text:s/>(2) Gwizdy : &lt;1&gt; Regulus : &lt;a&gt; Jest na Ekliptyce. &lt;2&gt; Spica : &lt;a&gt; Lekko(około trzech stopnia) pod Ekliptyką. &lt;3&gt; Procjon : &lt;a&gt; Pod około piętnastu(15) stop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(4/4). (1) 절기 : &lt;1&gt; 춘분(3/21), <text:s/>제 열다섯(15) 날. &lt;2&gt; 말후, 제 다섯(5) 날. / [역사] (1) 킹 목사, 미국 애틀랜타에서 암살(1968). (2) 일본, 신문기자 니씨야마 다키치(西山太吉), 최포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연습. &lt;1&gt; `갑 소리`. 드디어, 예쁜 소리가 나는 입술의 형태, 알았다. (2) 흐르는 공기의 크기를 자세하게 한다. &lt;1&gt; 그 것을 위하여는, 윗입술으로 아랫입술을 덮도록 한다. &lt;2&gt; 이 덮개의 정도에 의해, 흐르는 공기의 단면적의 크기가 바뀐다. (3) 더 자세하게 하는 방법. &lt;1&gt; 상하의 입술의 포개기의 정도를 늘린다. &lt;2&gt; 상하의 입술을, 각각, 위, 아래로 당긴다. &lt;3&gt; 이렇게 함으로써, 입술의 안쪽의 V자를 보다 깊게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1">
            <text:p>19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2">
            <text:p>19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6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05T10:07:14.83">
            <text:p>2022/4/5 10:07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5">2022/04/05</text:date>, <text:time>10:07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05T10:07:13.03</dc:date>
    <dc:creator>iwabuchi ken</dc:creator>
    <meta:editing-duration>P16DT13H30M9S</meta:editing-duration>
    <meta:editing-cycles>2298</meta:editing-cycles>
    <meta:generator>OpenOffice/4.1.3$Win32 OpenOffice.org_project/413m1$Build-9783</meta:generator>
    <meta:document-statistic meta:table-count="2" meta:cell-count="1132" meta:object-count="0"/>
  </office:meta>
</office:document-meta>
</file>